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056" officeooo:paragraph-rsid="001390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kaju.</text:p>
      <text:p text:style-name="P1">This is 2 nd session of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31:00.925600489</meta:creation-date>
    <dc:date>2016-01-11T16:31:37.750169536</dc:date>
    <meta:editing-duration>P0D</meta:editing-duration>
    <meta:editing-cycles>1</meta:editing-cycles>
    <meta:document-statistic meta:table-count="0" meta:image-count="0" meta:object-count="0" meta:page-count="1" meta:paragraph-count="2" meta:word-count="9" meta:character-count="42" meta:non-whitespace-character-count="35"/>
    <meta:generator>LibreOffice/4.2.8.2$Linux_x86 LibreOffice_project/420m0$Build-2</meta:generator>
  </office:meta>
</office:document-meta>
</file>